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Times New Roman2" svg:font-family="'Times New Roman'" style:font-family-generic="roman"/>
    <style:font-face style:name="Times New Roman3" svg:font-family="'Times New Roman'" style:font-adornments="Regular"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6.6958in" fo:margin-left="0in" table:align="left"/>
    </style:style>
    <style:style style:name="Tabela1.A" style:family="table-column">
      <style:table-column-properties style:column-width="1.875in"/>
    </style:style>
    <style:style style:name="Tabela1.B" style:family="table-column">
      <style:table-column-properties style:column-width="0.8035in"/>
    </style:style>
    <style:style style:name="Tabela1.A1" style:family="table-cell">
      <style:table-cell-properties fo:padding="0.0382in" fo:border-left="none" fo:border-right="none" fo:border-top="0.05pt solid #000000" fo:border-bottom="none"/>
    </style:style>
    <style:style style:name="Tabela1.A2" style:family="table-cell">
      <style:table-cell-properties fo:padding="0.0382in" fo:border="none"/>
    </style:style>
    <style:style style:name="Tabela1.A4" style:family="table-cell">
      <style:table-cell-properties fo:padding="0.0382in" fo:border-left="none" fo:border-right="none" fo:border-top="none" fo:border-bottom="0.05pt solid #000000"/>
    </style:style>
    <style:style style:name="Tabela3" style:family="table">
      <style:table-properties style:width="3.0285in" fo:margin-left="0.7826in" table:align="left"/>
    </style:style>
    <style:style style:name="Tabela3.A" style:family="table-column">
      <style:table-column-properties style:column-width="2.3215in"/>
    </style:style>
    <style:style style:name="Tabela3.B" style:family="table-column">
      <style:table-column-properties style:column-width="0.7069in"/>
    </style:style>
    <style:style style:name="Tabela3.A1" style:family="table-cell">
      <style:table-cell-properties fo:padding="0.0382in" fo:border-left="none" fo:border-right="none" fo:border-top="0.05pt solid #000000" fo:border-bottom="none"/>
    </style:style>
    <style:style style:name="Tabela3.A2" style:family="table-cell">
      <style:table-cell-properties fo:padding="0.0382in" fo:border="none"/>
    </style:style>
    <style:style style:name="Tabela3.A19" style:family="table-cell">
      <style:table-cell-properties fo:padding="0.0382in" fo:border-left="none" fo:border-right="none" fo:border-top="none" fo:border-bottom="0.05pt solid #000000"/>
    </style:style>
    <style:style style:name="Tabela2" style:family="table">
      <style:table-properties style:width="6.6958in" fo:margin-left="0in" table:align="left"/>
    </style:style>
    <style:style style:name="Tabela2.A" style:family="table-column">
      <style:table-column-properties style:column-width="4.6056in"/>
    </style:style>
    <style:style style:name="Tabela2.B" style:family="table-column">
      <style:table-column-properties style:column-width="0.8257in"/>
    </style:style>
    <style:style style:name="Tabela2.C" style:family="table-column">
      <style:table-column-properties style:column-width="0.6326in"/>
    </style:style>
    <style:style style:name="Tabela2.D" style:family="table-column">
      <style:table-column-properties style:column-width="0.6319in"/>
    </style:style>
    <style:style style:name="Tabela2.A1" style:family="table-cell">
      <style:table-cell-properties fo:padding="0.0382in" fo:border-left="none" fo:border-right="none" fo:border-top="0.05pt solid #000000" fo:border-bottom="none"/>
    </style:style>
    <style:style style:name="Tabela2.A2" style:family="table-cell">
      <style:table-cell-properties fo:padding="0.0382in" fo:border-left="none" fo:border-right="none" fo:border-top="none" fo:border-bottom="0.05pt solid #000000"/>
    </style:style>
    <style:style style:name="Tabela2.A3" style:family="table-cell">
      <style:table-cell-properties fo:padding="0.0382in"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0b0dbc" officeooo:paragraph-rsid="000b0dbc"/>
    </style:style>
    <style:style style:name="P3" style:family="paragraph" style:parent-style-name="Text_20_body">
      <style:text-properties fo:language="en" fo:country="US" officeooo:paragraph-rsid="003a476b"/>
    </style:style>
    <style:style style:name="P4" style:family="paragraph" style:parent-style-name="Text_20_body">
      <style:text-properties fo:language="en" fo:country="US" fo:font-style="italic" officeooo:rsid="003b5143" officeooo:paragraph-rsid="003b5143" style:font-style-asian="italic" style:font-style-complex="italic"/>
    </style:style>
    <style:style style:name="P5" style:family="paragraph" style:parent-style-name="Text_20_body">
      <style:text-properties fo:language="en" fo:country="US" officeooo:paragraph-rsid="003f1992"/>
    </style:style>
    <style:style style:name="P6" style:family="paragraph" style:parent-style-name="Text_20_body">
      <style:text-properties fo:language="en" fo:country="US" officeooo:paragraph-rsid="0045f804"/>
    </style:style>
    <style:style style:name="P7" style:family="paragraph" style:parent-style-name="Text_20_body">
      <style:text-properties fo:language="en" fo:country="US" officeooo:paragraph-rsid="003d28a7"/>
    </style:style>
    <style:style style:name="P8" style:family="paragraph" style:parent-style-name="Text_20_body">
      <style:paragraph-properties fo:line-height="150%"/>
      <style:text-properties style:font-name="Times New Roman1" fo:language="en" fo:country="US" fo:font-style="normal" officeooo:rsid="00137ce1" officeooo:paragraph-rsid="003d28a7" style:font-style-asian="normal" style:font-style-complex="normal"/>
    </style:style>
    <style:style style:name="P9" style:family="paragraph" style:parent-style-name="Text_20_body">
      <style:text-properties style:font-name="Times New Roman1" fo:language="en" fo:country="US" fo:font-style="normal" officeooo:rsid="0014f355" officeooo:paragraph-rsid="002867a7" style:font-style-asian="normal" style:font-style-complex="normal"/>
    </style:style>
    <style:style style:name="P10" style:family="paragraph" style:parent-style-name="Text_20_body">
      <style:text-properties style:font-name="Times New Roman1" fo:language="en" fo:country="US" fo:font-style="normal" officeooo:rsid="0014f355" officeooo:paragraph-rsid="00363be7" style:font-style-asian="normal" style:font-style-complex="normal"/>
    </style:style>
    <style:style style:name="P11" style:family="paragraph" style:parent-style-name="Text_20_body">
      <style:text-properties style:font-name="Times New Roman1" fo:language="en" fo:country="US" fo:font-style="normal" officeooo:rsid="002d98ff" officeooo:paragraph-rsid="002d98ff" style:font-style-asian="normal" style:font-style-complex="normal"/>
    </style:style>
    <style:style style:name="P12" style:family="paragraph" style:parent-style-name="Standard">
      <style:text-properties fo:language="en" fo:country="US" officeooo:rsid="00440d27" officeooo:paragraph-rsid="00440d27"/>
    </style:style>
    <style:style style:name="P13"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14"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15" style:family="paragraph" style:parent-style-name="Text_20_body">
      <style:paragraph-properties fo:break-before="page"/>
      <style:text-properties style:font-name="Times New Roman1" fo:language="en" fo:country="US" fo:font-style="normal" officeooo:rsid="00137ce1" officeooo:paragraph-rsid="00363be7" style:font-style-asian="normal" style:font-style-complex="normal"/>
    </style:style>
    <style:style style:name="P16" style:family="paragraph" style:parent-style-name="Text_20_body">
      <style:paragraph-properties fo:line-height="150%" fo:break-before="page"/>
      <style:text-properties fo:language="en" fo:country="US" officeooo:rsid="00186ad4" officeooo:paragraph-rsid="00186ad4"/>
    </style:style>
    <style:style style:name="P17" style:family="paragraph" style:parent-style-name="Text_20_body">
      <style:paragraph-properties fo:break-before="page"/>
      <style:text-properties fo:language="en" fo:country="US" officeooo:paragraph-rsid="003d28a7"/>
    </style:style>
    <style:style style:name="P18" style:family="paragraph" style:parent-style-name="Preformatted_20_Text">
      <style:paragraph-properties fo:line-height="150%"/>
      <style:text-properties style:font-name="Times New Roman1" fo:language="en" fo:country="US" fo:font-style="normal" officeooo:rsid="00186ad4" officeooo:paragraph-rsid="00186ad4" style:font-style-asian="normal" style:font-style-complex="normal"/>
    </style:style>
    <style:style style:name="P19" style:family="paragraph" style:parent-style-name="Preformatted_20_Text">
      <style:paragraph-properties fo:line-height="150%"/>
      <style:text-properties style:font-name="Times New Roman1" fo:language="en" fo:country="US" fo:font-style="normal" officeooo:rsid="001ab3b1" officeooo:paragraph-rsid="00186ad4" style:font-style-asian="normal" style:font-style-complex="normal"/>
    </style:style>
    <style:style style:name="P20" style:family="paragraph" style:parent-style-name="Preformatted_20_Text">
      <style:paragraph-properties fo:line-height="150%"/>
      <style:text-properties style:font-name="Times New Roman1" fo:language="en" fo:country="US" fo:font-style="normal" officeooo:rsid="001ab3b1" officeooo:paragraph-rsid="00363be7" style:font-style-asian="normal" style:font-style-complex="normal"/>
    </style:style>
    <style:style style:name="P21" style:family="paragraph" style:parent-style-name="Preformatted_20_Text">
      <style:paragraph-properties fo:line-height="150%"/>
      <style:text-properties style:font-name="Times New Roman1" fo:language="en" fo:country="US" fo:font-style="normal" officeooo:rsid="00360d32" officeooo:paragraph-rsid="00360d32" style:font-style-asian="normal" style:font-style-complex="normal"/>
    </style:style>
    <style:style style:name="P22"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23" style:family="paragraph" style:parent-style-name="Table_20_Contents">
      <style:text-properties fo:font-size="10pt" fo:language="en" fo:country="US" officeooo:paragraph-rsid="003d28a7" style:font-size-asian="10pt" style:font-size-complex="10pt"/>
    </style:style>
    <style:style style:name="P24" style:family="paragraph" style:parent-style-name="Table_20_Contents">
      <style:paragraph-properties fo:text-align="center" style:justify-single-word="false"/>
      <style:text-properties fo:font-size="10pt" fo:language="en" fo:country="US" officeooo:rsid="00148860" officeooo:paragraph-rsid="003d28a7" style:font-size-asian="10pt" style:font-size-complex="10pt"/>
    </style:style>
    <style:style style:name="P25" style:family="paragraph" style:parent-style-name="Table_20_Contents">
      <style:paragraph-properties fo:text-align="center" style:justify-single-word="false"/>
      <style:text-properties fo:font-size="10pt" fo:language="en" fo:country="US" officeooo:rsid="00148860" officeooo:paragraph-rsid="002d98ff" style:font-size-asian="10pt" style:font-size-complex="10pt"/>
    </style:style>
    <style:style style:name="P26" style:family="paragraph" style:parent-style-name="Table_20_Contents">
      <style:text-properties fo:font-size="10pt" fo:language="en" fo:country="US" officeooo:rsid="00148860" officeooo:paragraph-rsid="003d28a7" style:font-size-asian="10pt" style:font-size-complex="10pt"/>
    </style:style>
    <style:style style:name="P27" style:family="paragraph" style:parent-style-name="Table_20_Contents">
      <style:text-properties fo:font-size="10pt" fo:language="en" fo:country="US" officeooo:rsid="00148860" officeooo:paragraph-rsid="002d98ff" style:font-size-asian="10pt" style:font-size-complex="10pt"/>
    </style:style>
    <style:style style:name="P28" style:family="paragraph" style:parent-style-name="Table_20_Contents">
      <style:paragraph-properties fo:text-align="center" style:justify-single-word="false"/>
      <style:text-properties fo:font-size="10pt" fo:language="en" fo:country="US" officeooo:rsid="00369a17" officeooo:paragraph-rsid="003d28a7" style:font-size-asian="10pt" style:font-size-complex="10pt"/>
    </style:style>
    <style:style style:name="P29" style:family="paragraph" style:parent-style-name="Table_20_Contents">
      <style:paragraph-properties fo:text-align="center" style:justify-single-word="false"/>
      <style:text-properties fo:font-size="10pt" fo:language="en" fo:country="US" officeooo:rsid="0014f355" officeooo:paragraph-rsid="003d28a7" style:font-size-asian="10pt" style:font-size-complex="10pt"/>
    </style:style>
    <style:style style:name="P30" style:family="paragraph" style:parent-style-name="Table_20_Contents">
      <style:paragraph-properties fo:text-align="center" style:justify-single-word="false"/>
      <style:text-properties fo:font-size="10pt" fo:language="en" fo:country="US" officeooo:paragraph-rsid="003d28a7" style:font-size-asian="10pt" style:font-size-complex="10pt"/>
    </style:style>
    <style:style style:name="P31" style:family="paragraph" style:parent-style-name="Table_20_Contents">
      <style:text-properties fo:font-size="10pt" fo:language="en" fo:country="US" officeooo:rsid="002d98ff" officeooo:paragraph-rsid="002d98ff" style:font-size-asian="10pt" style:font-size-complex="10pt"/>
    </style:style>
    <style:style style:name="P32" style:family="paragraph" style:parent-style-name="Table_20_Contents">
      <style:paragraph-properties fo:text-align="center" style:justify-single-word="false"/>
      <style:text-properties fo:font-size="10pt" fo:language="en" fo:country="US" officeooo:rsid="002d98ff" officeooo:paragraph-rsid="002d98ff" style:font-size-asian="10pt" style:font-size-complex="10pt"/>
    </style:style>
    <style:style style:name="P33" style:family="paragraph" style:parent-style-name="Table_20_Contents">
      <style:text-properties fo:font-size="10pt" fo:language="en" fo:country="US" officeooo:rsid="002c795e" officeooo:paragraph-rsid="002d98ff" style:font-size-asian="10pt" style:font-size-complex="10pt"/>
    </style:style>
    <style:style style:name="P34" style:family="paragraph" style:parent-style-name="Table_20_Contents">
      <style:paragraph-properties fo:text-align="center" style:justify-single-word="false"/>
      <style:text-properties fo:font-size="10pt" fo:language="en" fo:country="US" officeooo:rsid="002c795e" officeooo:paragraph-rsid="002d98ff" style:font-size-asian="10pt" style:font-size-complex="10pt"/>
    </style:style>
    <style:style style:name="P35" style:family="paragraph" style:parent-style-name="Table_20_Contents">
      <style:text-properties fo:font-size="10pt" fo:language="en" fo:country="US" officeooo:rsid="0045f804" officeooo:paragraph-rsid="0045f804" style:font-size-asian="10pt" style:font-size-complex="10pt"/>
    </style:style>
    <style:style style:name="P36"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37"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38" style:family="paragraph" style:parent-style-name="Table_20_Contents">
      <style:paragraph-properties fo:line-height="150%"/>
      <style:text-properties fo:font-size="10pt" fo:language="en" fo:country="US" officeooo:rsid="00186ad4" officeooo:paragraph-rsid="00190b6b" style:font-name-asian="DejaVu Sans Mono" style:font-size-asian="10pt" style:font-name-complex="Lohit Hindi2" style:font-size-complex="10pt"/>
    </style:style>
    <style:style style:name="P39" style:family="paragraph" style:parent-style-name="Table_20_Contents">
      <style:paragraph-properties fo:line-height="150%" fo:text-align="center" style:justify-single-word="false"/>
      <style:text-properties fo:font-size="10pt" fo:language="en" fo:country="US" officeooo:rsid="001c1bcf" officeooo:paragraph-rsid="001c1bcf" style:font-name-asian="DejaVu Sans Mono" style:font-size-asian="10pt" style:font-name-complex="Lohit Hindi2" style:font-size-complex="10pt"/>
    </style:style>
    <style:style style:name="P40"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41" style:family="paragraph" style:parent-style-name="Table_20_Contents">
      <style:paragraph-properties fo:line-height="150%"/>
      <style:text-properties fo:font-size="10pt" fo:language="en" fo:country="US" officeooo:rsid="00336bf2" officeooo:paragraph-rsid="00336bf2" style:font-name-asian="DejaVu Sans Mono" style:font-size-asian="10pt" style:font-name-complex="Lohit Hindi2" style:font-size-complex="10pt"/>
    </style:style>
    <style:style style:name="P42"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43" style:family="paragraph" style:parent-style-name="Table_20_Contents">
      <style:paragraph-properties fo:line-height="150%" fo:text-align="center" style:justify-single-word="false"/>
      <style:text-properties fo:font-size="10pt" fo:language="en" fo:country="US" officeooo:rsid="001c6ac3" officeooo:paragraph-rsid="001c1bcf" style:font-name-asian="DejaVu Sans Mono" style:font-size-asian="10pt" style:font-name-complex="Lohit Hindi2" style:font-size-complex="10pt"/>
    </style:style>
    <style:style style:name="P44"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45"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46"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47"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P48" style:family="paragraph" style:parent-style-name="Text_20_body" style:list-style-name="L1">
      <style:text-properties fo:language="en" fo:country="US" officeooo:rsid="00440d27" officeooo:paragraph-rsid="00440d27"/>
    </style:style>
    <style:style style:name="P49" style:family="paragraph" style:parent-style-name="Text_20_body" style:list-style-name="L1">
      <style:text-properties fo:language="en" fo:country="US" officeooo:rsid="00440d27" officeooo:paragraph-rsid="00503845"/>
    </style:style>
    <style:style style:name="P50" style:family="paragraph" style:parent-style-name="Text_20_body">
      <style:text-properties fo:language="en" fo:country="US" officeooo:rsid="00440d27" officeooo:paragraph-rsid="004d72c5"/>
    </style:style>
    <style:style style:name="P51" style:family="paragraph" style:parent-style-name="Text_20_body" style:list-style-name="L1">
      <style:text-properties fo:language="en" fo:country="US" officeooo:rsid="00441620" officeooo:paragraph-rsid="00441620"/>
    </style:style>
    <style:style style:name="P52" style:family="paragraph" style:parent-style-name="Text_20_body" style:list-style-name="L1">
      <style:text-properties fo:language="en" fo:country="US" officeooo:rsid="004f3a57" officeooo:paragraph-rsid="004f3a57"/>
    </style:style>
    <style:style style:name="P53" style:family="paragraph" style:parent-style-name="Text_20_body" style:list-style-name="L2">
      <style:text-properties officeooo:paragraph-rsid="004d72c5"/>
    </style:style>
    <style:style style:name="P54" style:family="paragraph" style:parent-style-name="Text_20_body" style:list-style-name="L2">
      <style:text-properties officeooo:rsid="004f3a57" officeooo:paragraph-rsid="004f3a57"/>
    </style:style>
    <style:style style:name="P55" style:family="paragraph" style:parent-style-name="Text_20_body" style:list-style-name="L3">
      <style:text-properties officeooo:rsid="004f3a57" officeooo:paragraph-rsid="004f3a57"/>
    </style:style>
    <style:style style:name="P56" style:family="paragraph" style:parent-style-name="Text_20_body" style:list-style-name="L3">
      <style:text-properties officeooo:paragraph-rsid="004f3a57"/>
    </style:style>
    <style:style style:name="P57" style:family="paragraph" style:parent-style-name="Text_20_body">
      <style:text-properties officeooo:rsid="00503845" officeooo:paragraph-rsid="0050fc23"/>
    </style:style>
    <style:style style:name="P58" style:family="paragraph" style:parent-style-name="Text_20_body">
      <style:text-properties officeooo:paragraph-rsid="00525425"/>
    </style:style>
    <style:style style:name="P59" style:family="paragraph" style:parent-style-name="Text_20_body">
      <style:text-properties officeooo:paragraph-rsid="00538061"/>
    </style:style>
    <style:style style:name="P60" style:family="paragraph" style:parent-style-name="Text_20_body" style:list-style-name="L4">
      <style:text-properties officeooo:paragraph-rsid="00538061"/>
    </style:style>
    <style:style style:name="P61" style:family="paragraph" style:parent-style-name="Text_20_body">
      <style:text-properties officeooo:paragraph-rsid="005a0742"/>
    </style:style>
    <style:style style:name="P62" style:family="paragraph" style:parent-style-name="Text_20_body">
      <style:text-properties officeooo:paragraph-rsid="005baa3f"/>
    </style:style>
    <style:style style:name="P63" style:family="paragraph" style:parent-style-name="Text_20_body">
      <style:paragraph-properties fo:text-align="center" style:justify-single-word="false"/>
      <style:text-properties fo:font-weight="bold" officeooo:rsid="005cc74a" officeooo:paragraph-rsid="005cc74a" style:font-weight-asian="bold" style:font-weight-complex="bold"/>
    </style:style>
    <style:style style:name="P64" style:family="paragraph" style:list-style-name="L4"/>
    <style:style style:name="P65" style:family="paragraph" style:parent-style-name="Table_20_Contents">
      <style:paragraph-properties fo:text-align="center" style:justify-single-word="false"/>
      <style:text-properties fo:font-size="10pt" fo:language="en" fo:country="US" officeooo:rsid="002d98ff" officeooo:paragraph-rsid="002d98ff" style:font-size-asian="10pt" style:font-size-complex="10pt"/>
    </style:style>
    <style:style style:name="P66" style:family="paragraph" style:parent-style-name="Table_20_Contents">
      <style:paragraph-properties fo:line-height="150%"/>
      <style:text-properties fo:font-size="10pt" fo:language="en" fo:country="US" officeooo:rsid="005960fa" officeooo:paragraph-rsid="005960fa" style:font-name-asian="DejaVu Sans Mono" style:font-size-asian="10pt" style:font-name-complex="Lohit Hindi2" style:font-size-complex="10pt"/>
    </style:style>
    <style:style style:name="P67"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68"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69" style:family="paragraph" style:parent-style-name="Heading_20_2">
      <style:text-properties fo:language="en" fo:country="US" officeooo:rsid="00440d27" officeooo:paragraph-rsid="00440d27"/>
    </style:style>
    <style:style style:name="P70" style:family="paragraph" style:parent-style-name="Heading_20_2">
      <style:text-properties fo:language="en" fo:country="US" officeooo:rsid="0045f804" officeooo:paragraph-rsid="0045f804"/>
    </style:style>
    <style:style style:name="P71" style:family="paragraph" style:parent-style-name="Heading_20_2">
      <style:text-properties fo:language="en" fo:country="US" fo:font-style="italic" officeooo:rsid="0047f444" officeooo:paragraph-rsid="0047f444" style:font-style-asian="italic" style:font-style-complex="italic"/>
    </style:style>
    <style:style style:name="P72" style:family="paragraph" style:parent-style-name="Heading_20_2">
      <style:text-properties fo:language="en" fo:country="US" officeooo:rsid="0053fc24" officeooo:paragraph-rsid="0053fc24"/>
    </style:style>
    <style:style style:name="P73" style:family="paragraph" style:parent-style-name="Heading_20_2">
      <style:text-properties officeooo:rsid="0047f444" officeooo:paragraph-rsid="0047f444"/>
    </style:style>
    <style:style style:name="P74" style:family="paragraph" style:parent-style-name="Heading_20_2">
      <style:text-properties style:font-name="Times New Roman1" fo:language="en" fo:country="US" fo:font-style="italic" officeooo:rsid="002ead24" officeooo:paragraph-rsid="002ead24" style:font-style-asian="italic" style:font-style-complex="italic"/>
    </style:style>
    <style:style style:name="P75" style:family="paragraph" style:parent-style-name="Heading_20_1">
      <style:text-properties fo:language="en" fo:country="US" officeooo:rsid="00440d27" officeooo:paragraph-rsid="00440d27"/>
    </style:style>
    <style:style style:name="P76" style:family="paragraph" style:parent-style-name="Heading_20_1">
      <style:text-properties fo:language="en" fo:country="US" officeooo:rsid="004a5c03" officeooo:paragraph-rsid="004a5c03"/>
    </style:style>
    <style:style style:name="P77" style:family="paragraph" style:parent-style-name="Heading_20_1">
      <style:paragraph-properties fo:break-before="page"/>
      <style:text-properties fo:language="en" fo:country="US"/>
    </style:style>
    <style:style style:name="T1" style:family="text">
      <style:text-properties officeooo:rsid="00082494"/>
    </style:style>
    <style:style style:name="T2" style:family="text">
      <style:text-properties style:font-name="Times New Roman2" officeooo:rsid="00091dea"/>
    </style:style>
    <style:style style:name="T3" style:family="text">
      <style:text-properties style:font-name="Times New Roman2" fo:font-style="normal" officeooo:rsid="003d9170" style:font-style-asian="normal" style:font-style-complex="normal"/>
    </style:style>
    <style:style style:name="T4" style:family="text">
      <style:text-properties style:font-name="Times New Roman" officeooo:rsid="0009b215"/>
    </style:style>
    <style:style style:name="T5" style:family="text">
      <style:text-properties style:font-name="Times New Roman" officeooo:rsid="0045f804"/>
    </style:style>
    <style:style style:name="T6" style:family="text">
      <style:text-properties fo:font-style="italic" style:font-style-asian="italic"/>
    </style:style>
    <style:style style:name="T7" style:family="text">
      <style:text-properties officeooo:rsid="000be36c"/>
    </style:style>
    <style:style style:name="T8" style:family="text">
      <style:text-properties fo:font-style="normal" style:font-style-asian="normal"/>
    </style:style>
    <style:style style:name="T9" style:family="text">
      <style:text-properties fo:font-style="normal" officeooo:rsid="000be36c" style:font-style-asian="normal" style:font-style-complex="normal"/>
    </style:style>
    <style:style style:name="T10" style:family="text">
      <style:text-properties fo:font-style="normal" officeooo:rsid="0045f804" style:font-style-asian="normal" style:font-style-complex="normal"/>
    </style:style>
    <style:style style:name="T11" style:family="text">
      <style:text-properties style:font-name="Times New Roman3" fo:language="en" fo:country="US" fo:font-style="normal" officeooo:rsid="00137ce1" style:font-style-asian="normal" style:font-style-complex="normal"/>
    </style:style>
    <style:style style:name="T12" style:family="text">
      <style:text-properties style:font-name="Times New Roman1" fo:font-style="normal" style:font-style-asian="normal" style:font-style-complex="normal"/>
    </style:style>
    <style:style style:name="T13" style:family="text">
      <style:text-properties style:font-name="Times New Roman1" fo:font-style="normal" officeooo:rsid="00148860" style:font-style-asian="normal" style:font-style-complex="normal"/>
    </style:style>
    <style:style style:name="T14" style:family="text">
      <style:text-properties style:font-name="Times New Roman1" fo:font-style="normal" officeooo:rsid="0014f355" style:font-style-asian="normal" style:font-style-complex="normal"/>
    </style:style>
    <style:style style:name="T15" style:family="text">
      <style:text-properties style:font-name="Times New Roman1" fo:font-style="normal" officeooo:rsid="00190b6b" style:font-style-asian="normal" style:font-style-complex="normal"/>
    </style:style>
    <style:style style:name="T16" style:family="text">
      <style:text-properties style:font-name="Times New Roman1" fo:font-style="normal" officeooo:rsid="001c6ac3" style:font-style-asian="normal" style:font-style-complex="normal"/>
    </style:style>
    <style:style style:name="T17" style:family="text">
      <style:text-properties style:font-name="Times New Roman1" fo:font-style="normal" officeooo:rsid="00369a17" style:font-style-asian="normal" style:font-style-complex="normal"/>
    </style:style>
    <style:style style:name="T18" style:family="text">
      <style:text-properties style:font-name="Times New Roman1" fo:font-style="normal" officeooo:rsid="003a476b" style:font-style-asian="normal" style:font-style-complex="normal"/>
    </style:style>
    <style:style style:name="T19" style:family="text">
      <style:text-properties style:font-name="Times New Roman1" fo:font-style="normal" officeooo:rsid="002d98ff" style:font-style-asian="normal" style:font-style-complex="normal"/>
    </style:style>
    <style:style style:name="T20" style:family="text">
      <style:text-properties style:font-name="Times New Roman1" fo:font-style="normal" officeooo:rsid="003d9170" style:font-style-asian="normal" style:font-style-complex="normal"/>
    </style:style>
    <style:style style:name="T21" style:family="text">
      <style:text-properties style:font-name="Times New Roman1" fo:font-style="normal" officeooo:rsid="003f1992" style:font-style-asian="normal" style:font-style-complex="normal"/>
    </style:style>
    <style:style style:name="T22" style:family="text">
      <style:text-properties style:font-name="Times New Roman1" fo:language="en" fo:country="US" fo:font-style="normal" style:font-style-asian="normal" style:font-style-complex="normal"/>
    </style:style>
    <style:style style:name="T23" style:family="text">
      <style:text-properties style:font-name="Times New Roman1" fo:language="en" fo:country="US" fo:font-style="normal" officeooo:rsid="00369a17" style:font-style-asian="normal" style:font-style-complex="normal"/>
    </style:style>
    <style:style style:name="T24" style:family="text">
      <style:text-properties style:font-name="Times New Roman1" fo:language="en" fo:country="US" fo:font-style="normal" officeooo:rsid="003a476b" style:font-style-asian="normal" style:font-style-complex="normal"/>
    </style:style>
    <style:style style:name="T25" style:family="text">
      <style:text-properties style:font-name="Times New Roman1" fo:language="en" fo:country="US" fo:font-style="normal" officeooo:rsid="00137ce1" style:font-style-asian="normal" style:font-style-complex="normal"/>
    </style:style>
    <style:style style:name="T26" style:family="text">
      <style:text-properties style:font-name="Times New Roman1" fo:language="en" fo:country="US" fo:font-style="normal" officeooo:rsid="0014f355" style:font-style-asian="normal" style:font-style-complex="normal"/>
    </style:style>
    <style:style style:name="T27" style:family="text">
      <style:text-properties style:font-name="Times New Roman1" fo:language="en" fo:country="US" fo:font-style="normal" officeooo:rsid="002867a7" style:font-style-asian="normal" style:font-style-complex="normal"/>
    </style:style>
    <style:style style:name="T28" style:family="text">
      <style:text-properties style:font-name="Times New Roman1" fo:language="en" fo:country="US" fo:font-style="normal" officeooo:rsid="00335d21" style:font-style-asian="normal" style:font-style-complex="normal"/>
    </style:style>
    <style:style style:name="T29" style:family="text">
      <style:text-properties style:font-name="Times New Roman1" fo:language="en" fo:country="US" fo:font-style="normal" officeooo:rsid="00360d32" style:font-style-asian="normal" style:font-style-complex="normal"/>
    </style:style>
    <style:style style:name="T30" style:family="text">
      <style:text-properties style:font-name="Times New Roman1" fo:language="en" fo:country="US" fo:font-style="normal" officeooo:rsid="00363be7" style:font-style-asian="normal" style:font-style-complex="normal"/>
    </style:style>
    <style:style style:name="T31" style:family="text">
      <style:text-properties style:font-name="Times New Roman1" fo:language="en" fo:country="US" fo:font-style="normal" officeooo:rsid="0034ef3d" style:font-style-asian="normal" style:font-style-complex="normal"/>
    </style:style>
    <style:style style:name="T32" style:family="text">
      <style:text-properties style:font-name="Times New Roman1" fo:language="en" fo:country="US" fo:font-style="normal" officeooo:rsid="005a0742" style:font-style-asian="normal" style:font-style-complex="normal"/>
    </style:style>
    <style:style style:name="T33" style:family="text">
      <style:text-properties style:font-name="Times New Roman1" fo:language="en" fo:country="US" fo:font-style="normal" officeooo:rsid="005baa3f" style:font-style-asian="normal" style:font-style-complex="normal"/>
    </style:style>
    <style:style style:name="T34" style:family="text">
      <style:text-properties style:font-name="Times New Roman1" fo:language="en" fo:country="US" fo:font-style="italic" officeooo:rsid="00335d21" style:font-style-asian="italic" style:font-style-complex="italic"/>
    </style:style>
    <style:style style:name="T35" style:family="text">
      <style:text-properties style:text-position="super 58%" style:font-name="Times New Roman1" fo:language="en" fo:country="US" fo:font-style="normal" officeooo:rsid="00137ce1" style:font-style-asian="normal" style:font-style-complex="normal"/>
    </style:style>
    <style:style style:name="T36" style:family="text">
      <style:text-properties officeooo:rsid="001c6ac3"/>
    </style:style>
    <style:style style:name="T37" style:family="text">
      <style:text-properties officeooo:rsid="00210c8a"/>
    </style:style>
    <style:style style:name="T38" style:family="text">
      <style:text-properties officeooo:rsid="00233b36"/>
    </style:style>
    <style:style style:name="T39" style:family="text">
      <style:text-properties officeooo:rsid="00336bf2"/>
    </style:style>
    <style:style style:name="T40" style:family="text">
      <style:text-properties officeooo:rsid="00363be7"/>
    </style:style>
    <style:style style:name="T41" style:family="text">
      <style:text-properties officeooo:rsid="00148860"/>
    </style:style>
    <style:style style:name="T42" style:family="text">
      <style:text-properties officeooo:rsid="00369a17"/>
    </style:style>
    <style:style style:name="T43" style:family="text">
      <style:text-properties fo:font-variant="normal" fo:text-transform="none" style:text-position="0% 100%" fo:font-style="normal" style:text-underline-style="none" fo:font-weight="normal"/>
    </style:style>
    <style:style style:name="T44" style:family="text">
      <style:text-properties style:text-position="sub 58%" style:font-name="Times New Roman1" fo:font-style="normal" officeooo:rsid="003d9170" style:font-style-asian="normal" style:font-style-complex="normal"/>
    </style:style>
    <style:style style:name="T45" style:family="text">
      <style:text-properties style:text-position="sub 58%" style:font-name="Times New Roman1" fo:font-style="normal" officeooo:rsid="003f1992" style:font-style-asian="normal" style:font-style-complex="normal"/>
    </style:style>
    <style:style style:name="T46" style:family="text">
      <style:text-properties fo:language="en" fo:country="US"/>
    </style:style>
    <style:style style:name="T47" style:family="text">
      <style:text-properties fo:language="en" fo:country="US" fo:font-style="italic" officeooo:rsid="00082494" style:font-style-asian="italic" style:font-style-complex="italic"/>
    </style:style>
    <style:style style:name="T48" style:family="text">
      <style:text-properties fo:language="en" fo:country="US" fo:font-style="italic" officeooo:rsid="0047f444" style:font-style-asian="italic" style:font-style-complex="italic"/>
    </style:style>
    <style:style style:name="T49" style:family="text">
      <style:text-properties fo:language="en" fo:country="US" officeooo:rsid="00082494"/>
    </style:style>
    <style:style style:name="T50" style:family="text">
      <style:text-properties fo:language="en" fo:country="US" fo:font-style="normal" officeooo:rsid="001219b9" style:font-style-asian="normal" style:font-style-complex="normal"/>
    </style:style>
    <style:style style:name="T51" style:family="text">
      <style:text-properties fo:language="en" fo:country="US" fo:font-style="normal" officeooo:rsid="00307c19" style:font-style-asian="normal" style:font-style-complex="normal"/>
    </style:style>
    <style:style style:name="T52" style:family="text">
      <style:text-properties fo:language="en" fo:country="US" fo:font-style="normal" officeooo:rsid="0047f444" style:font-style-asian="normal" style:font-style-complex="normal"/>
    </style:style>
    <style:style style:name="T53" style:family="text">
      <style:text-properties fo:language="en" fo:country="US" fo:font-style="normal" officeooo:rsid="00137ce1" style:font-style-asian="normal" style:font-style-complex="normal"/>
    </style:style>
    <style:style style:name="T54" style:family="text">
      <style:text-properties fo:language="en" fo:country="US" fo:font-style="normal" officeooo:rsid="0048f9d1" style:font-style-asian="normal" style:font-style-complex="normal"/>
    </style:style>
    <style:style style:name="T55" style:family="text">
      <style:text-properties fo:language="en" fo:country="US" fo:font-style="normal" officeooo:rsid="0050fc23" style:font-style-asian="normal" style:font-style-complex="normal"/>
    </style:style>
    <style:style style:name="T56" style:family="text">
      <style:text-properties fo:language="en" fo:country="US" fo:font-style="normal" officeooo:rsid="00525425" style:font-style-asian="normal" style:font-style-complex="normal"/>
    </style:style>
    <style:style style:name="T57" style:family="text">
      <style:text-properties fo:language="en" fo:country="US" fo:font-style="normal" officeooo:rsid="00538061" style:font-style-asian="normal" style:font-style-complex="normal"/>
    </style:style>
    <style:style style:name="T58" style:family="text">
      <style:text-properties fo:language="en" fo:country="US" fo:font-style="normal" officeooo:rsid="0053fc24" style:font-style-asian="normal" style:font-style-complex="normal"/>
    </style:style>
    <style:style style:name="T59" style:family="text">
      <style:text-properties fo:language="en" fo:country="US" fo:font-style="normal" officeooo:rsid="005960fa" style:font-style-asian="normal" style:font-style-complex="normal"/>
    </style:style>
    <style:style style:name="T60" style:family="text">
      <style:text-properties fo:language="en" fo:country="US" fo:font-style="normal" officeooo:rsid="005a0742" style:font-style-asian="normal" style:font-style-complex="normal"/>
    </style:style>
    <style:style style:name="T61" style:family="text">
      <style:text-properties fo:language="en" fo:country="US" officeooo:rsid="0047f444"/>
    </style:style>
    <style:style style:name="T62" style:family="text">
      <style:text-properties fo:language="en" fo:country="US" officeooo:rsid="0011edea"/>
    </style:style>
    <style:style style:name="T63" style:family="text">
      <style:text-properties fo:language="en" fo:country="US" officeooo:rsid="0048f9d1"/>
    </style:style>
    <style:style style:name="T64" style:family="text">
      <style:text-properties fo:language="en" fo:country="US" officeooo:rsid="004be173"/>
    </style:style>
    <style:style style:name="T65" style:family="text">
      <style:text-properties fo:language="en" fo:country="US" officeooo:rsid="004d72c5"/>
    </style:style>
    <style:style style:name="T66" style:family="text">
      <style:text-properties fo:language="en" fo:country="US" officeooo:rsid="004f3a57"/>
    </style:style>
    <style:style style:name="T67" style:family="text">
      <style:text-properties fo:language="en" fo:country="US" officeooo:rsid="00503845"/>
    </style:style>
    <style:style style:name="T68" style:family="text">
      <style:text-properties fo:language="en" fo:country="US" officeooo:rsid="0050fc23"/>
    </style:style>
    <style:style style:name="T69" style:family="text">
      <style:text-properties fo:language="en" fo:country="US" officeooo:rsid="003a476b"/>
    </style:style>
    <style:style style:name="T70" style:family="text">
      <style:text-properties fo:language="en" fo:country="US" officeooo:rsid="00538061"/>
    </style:style>
    <style:style style:name="T71" style:family="text">
      <style:text-properties fo:language="en" fo:country="US" officeooo:rsid="0053fc24"/>
    </style:style>
    <style:style style:name="T72" style:family="text">
      <style:text-properties fo:language="en" fo:country="US" officeooo:rsid="0056f08c"/>
    </style:style>
    <style:style style:name="T73" style:family="text">
      <style:text-properties fo:language="en" fo:country="US" officeooo:rsid="005cc74a"/>
    </style:style>
    <style:style style:name="T74" style:family="text">
      <style:text-properties fo:language="en" fo:country="US" officeooo:rsid="005e7fcf"/>
    </style:style>
    <style:style style:name="T75" style:family="text">
      <style:text-properties officeooo:rsid="00441620"/>
    </style:style>
    <style:style style:name="T76" style:family="text">
      <style:text-properties officeooo:rsid="0045f804"/>
    </style:style>
    <style:style style:name="T77" style:family="text">
      <style:text-properties officeooo:rsid="0048f9d1"/>
    </style:style>
    <style:style style:name="T78" style:family="text">
      <style:text-properties officeooo:rsid="004f3a57"/>
    </style:style>
    <style:style style:name="T79" style:family="text">
      <style:text-properties officeooo:rsid="00503845"/>
    </style:style>
    <style:style style:name="T80" style:family="text">
      <style:text-properties style:font-style-asian="normal"/>
    </style:style>
    <style:style style:name="T81" style:family="text">
      <style:text-properties officeooo:rsid="00538061"/>
    </style:style>
    <style:style style:name="T82" style:family="text">
      <style:text-properties officeooo:rsid="0053fc24"/>
    </style:style>
    <style:style style:name="T83" style:family="text">
      <style:text-properties officeooo:rsid="0058635a"/>
    </style:style>
    <style:style style:name="T84" style:family="text">
      <style:text-properties officeooo:rsid="00586c7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Title</text:h>
      <text:p text:style-name="P12">Validity and reliability of the Brazilian Portuguese version of the Readiness to Change Questionnaire – RCQ-<text:span text:style-name="T77">BR</text:span>.</text:p>
      <text:h text:style-name="P75" text:outline-level="1">Introduction</text:h>
      <text:list xml:id="list1667352229189880844" text:style-name="L1">
        <text:list-item>
          <text:p text:style-name="P48">Describe the stages of changes model of Prochaska e DiClemente and its importance <text:span text:style-name="T83">for</text:span> clinical referral. </text:p>
        </text:list-item>
        <text:list-item>
          <text:p text:style-name="P48">Cite validated scales to measure readiness and the length limitation – SOCRATES and URICA. </text:p>
        </text:list-item>
        <text:list-item>
          <text:p text:style-name="P49"><text:span text:style-name="T79">Describe</text:span> validation studies of RCQ – English, Dutch and Spanish.</text:p>
        </text:list-item>
      </text:list>
      <text:list xml:id="list8428304648033558479" text:style-name="L3">
        <text:list-item>
          <text:p text:style-name="P56"><text:span text:style-name="T66">EFA;</text:span></text:p>
        </text:list-item>
        <text:list-item>
          <text:p text:style-name="P55"><text:span text:style-name="T66">C</text:span><text:span text:style-name="T46">FA;</text:span></text:p>
        </text:list-item>
      </text:list>
      <text:list xml:id="list183658769157695" text:continue-list="list1667352229189880844" text:style-name="L1">
        <text:list-item>
          <text:p text:style-name="P52">Explain the importance of factor analysis with polychoric correlations – cite study </text:p>
        </text:list-item>
        <text:list-item>
          <text:p text:style-name="P51">Use <text:span text:style-name="T78">the scale as a control variable in RCQ evaluation model</text:span>.</text:p>
        </text:list-item>
      </text:list>
      <text:h text:style-name="P75" text:outline-level="1">Objectives</text:h>
      <text:p text:style-name="P50">To evaluate the psychometric properties of the Brazilian Portuguese version of <text:span text:style-name="T1">“Readiness to change questionnaire” (RCQ). </text:span></text:p>
      <text:list xml:id="list2378616329016913037" text:style-name="L2">
        <text:list-item>
          <text:p text:style-name="P53"><text:span text:style-name="T65">Identify a factorial structure of the questionnaire </text:span><text:span text:style-name="T66">using a factorial exploratory analysis</text:span><text:span text:style-name="T65">;</text:span></text:p>
        </text:list-item>
        <text:list-item>
          <text:p text:style-name="P54"><text:span text:style-name="T46">Compare the factorial structure found </text:span><text:span text:style-name="T73">in the objective 1</text:span><text:span text:style-name="T46"> with models proposed by literature using </text:span><text:span text:style-name="T73">a </text:span><text:span text:style-name="T46">confirmatory factor analysis;</text:span></text:p>
        </text:list-item>
      </text:list>
      <text:h text:style-name="P75" text:outline-level="1">Methods</text:h>
      <text:h text:style-name="P69" text:outline-level="2">Sample characteristics</text:h>
      <text:p text:style-name="P6"><text:span text:style-name="T75">We invited to enroll in the study users from the web-based intervention “Beber Menos” (Drink less) from 10/21/2013 to 03/11/2014. The participants (n = 713) who filled up all the RCQ items and consented to participate were included. From the 713 included in analyses, 52.6% were males and 47.5 females. The age ranged from 19 to 73 years (M = 39.8, SD </text:span><text:span text:style-name="T2">±</text:span><text:span text:style-name="T4"> 10.</text:span><text:span text:style-name="T5">3</text:span><text:span text:style-name="T4">). </text:span><text:span text:style-name="T5">The sample characteristics are described in table 1.</text:span></text:p>
      <text:h text:style-name="P70" text:outline-level="2"><text:soft-page-break/>Instruments</text:h>
      <text:p text:style-name="P2"><text:span text:style-name="T76">Demographic Questionnaire</text:span> – <text:span text:style-name="T76">with questions about sex, age, employment status, education level, and location.</text:span></text:p>
      <text:p text:style-name="P6"><text:span text:style-name="T10">The Alcohol Use Disorders Identification Test </text:span><text:span text:style-name="T9">(AUDIT) </text:span><text:span text:style-name="T7">– is a 10-item questionnaire used to identify and classify users into alcohol consumption zones - no risk, low risk, high risk, and depen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UKdcbzhvut"/><text:span text:style-name="T7">(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UKdcbzhvut"/><text:span text:style-name="T7"> . </text:span></text:p>
      <text:p text:style-name="Standard"><text:span text:style-name="T48">Readiness</text:span><text:span text:style-name="T47"> to change questionnaire</text:span><text:span text:style-name="T49"> (RCQ-12) – used to classify alcohol users in three stages of changes: pre-contemplation, contemplation and action. It was first proposed by Prochaska &amp; DiClemente </text:span><text:reference-mark-start text:name="ZOTERO_ITEM CSL_CITATION {&quot;citationID&quot;:&quot;1fmjck0gvi&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WBmieBSJ5i"/><text:span text:style-name="T49">(1982)</text:span><text:reference-mark-end text:name="ZOTERO_ITEM CSL_CITATION {&quot;citationID&quot;:&quot;1fmjck0gvi&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WBmieBSJ5i"/><text:span text:style-name="T49">. The RCQ-12 was created by Rollnick, Heather, Gold &amp; Hall </text:span><text:reference-mark-start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49">(Rollnick, Heather, Gold, &amp; Hall, 1992)</text:span><text:reference-mark-end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49">, and has 12 items </text:span><text:span text:style-name="T64">answered</text:span><text:span text:style-name="T49"> in a 5-point Likert scale which ranges from “Strongly disagree” (-2) to “Strongly agree” (+2). </text:span><text:span text:style-name="T61">The s</text:span><text:span text:style-name="T49">cores are obtained using a simple sum of the items. As </text:span><text:span text:style-name="T51">Defuentes-Merillas et al. </text:span><text:reference-mark-start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qkGBxX6rea"/><text:span text:style-name="T51">(2002)</text:span><text:reference-mark-end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qkGBxX6rea"/><text:span text:style-name="T51"> </text:span><text:span text:style-name="T52">proposed in the Dutch version</text:span><text:span text:style-name="T51">, </text:span><text:span text:style-name="T52">n</text:span><text:span text:style-name="T49">egative items were written in a positive format to </text:span><text:span text:style-name="T67">enhance</text:span><text:span text:style-name="T49"> </text:span><text:span text:style-name="T67">comprehension</text:span><text:span text:style-name="T49"> </text:span><text:span text:style-name="T61">by respondents.</text:span><text:span text:style-name="T49"> </text:span></text:p>
      <text:h text:style-name="P73" text:outline-level="2"><text:span text:style-name="T62">P</text:span><text:span text:style-name="T46">rocedures</text:span></text:h>
      <text:p text:style-name="P57"><text:span text:style-name="T61">T</text:span><text:span text:style-name="T46">he </text:span><text:span text:style-name="T68">E</text:span><text:span text:style-name="T46">nglish version of </text:span><text:span text:style-name="T68">Readiness</text:span><text:span text:style-name="T46"> to change questionnaire (RCQ-12) was translated by the authors in Portuguese and made available in Brazilian version of the “Drinkless” e-health intervention. “Drinkless” is an electronic screening, brief intervention and referral to treatment (e-SBIRT) developed by World Health Organization. The Drinkless </text:span><text:span text:style-name="T68">intervention </text:span><text:span text:style-name="T46">is also available in English, Spanish, Hindi </text:span><text:span text:style-name="T68">and </text:span><text:span text:style-name="T46">Belorussian. </text:span><text:span text:style-name="T61">The RCQ-12 was included as part of the program. After enrol</text:span><text:span text:style-name="T46">l</text:span><text:span text:style-name="T61">ment, users were invited to participate </text:span><text:span text:style-name="T46">in the study</text:span><text:span text:style-name="T61">. </text:span><text:span text:style-name="T46">Participants who agreed </text:span><text:span text:style-name="T61">filled up the questionnaires. After that, </text:span><text:span text:style-name="T46">w</text:span><text:span text:style-name="T61">e extracted data </text:span><text:span text:style-name="T46">and </text:span><text:span text:style-name="T61">then analy</text:span><text:span text:style-name="T46">sed.</text:span><text:span text:style-name="T61"> All procedures were approved by </text:span><text:span text:style-name="T68">the</text:span><text:span text:style-name="T61"> Institutional Review Board </text:span><text:span text:style-name="T68">of</text:span><text:span text:style-name="T61"> </text:span><text:span text:style-name="T48">Universidade Federal de São Paulo</text:span><text:span text:style-name="T61">.</text:span></text:p>
      <text:h text:style-name="P71" text:outline-level="2">Data analysis</text:h>
      <text:p text:style-name="P59"><text:span text:style-name="T63">We extract data using a R script. After extraction, we </text:span><text:span text:style-name="T68">merged</text:span><text:span text:style-name="T63"> the tables </text:span><text:span text:style-name="T68">with sociodemographic information, AUDIT and RCQ </text:span><text:span text:style-name="T63">using a primary identifier. Later on, we conducted descritive analysis on demographic variables and items of RCQ-12. </text:span><text:span text:style-name="T68">To perform the exploratory and confirmatory factor analysis, we divided the data </text:span><text:span text:style-name="T71">from participants</text:span><text:span text:style-name="T68"> randomly into two halves. </text:span></text:p>
      <text:list xml:id="list7352441867176365915" text:style-name="L4">
        <text:list-item>
          <text:p text:style-name="P60"><text:span text:style-name="T70">E</text:span><text:span text:style-name="T68">xploratory factor analysis - </text:span><text:span text:style-name="T63">we checked sampling adequacy using </text:span><text:span text:style-name="T50">Kaiser-Meyer-Olkin </text:span><text:span text:style-name="T53">(KMO) </text:span><text:span text:style-name="T54">and Bartlett test. To identify the number of </text:span><text:span text:style-name="T55">factors</text:span><text:span text:style-name="T54">, we used the </text:span><text:span text:style-name="T55">method of </text:span><text:span text:style-name="T54">parallel analysis </text:span><text:reference-mark-start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WX7GA1sa91"/><text:span text:style-name="T55">(Horn, 1965)</text:span><text:reference-mark-end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WX7GA1sa91"/><text:span text:style-name="T54"> </text:span><text:span text:style-name="T57">with polychoric correlations</text:span><text:span text:style-name="T58"> </text:span><text:span text:style-name="T55">as suggested by</text:span><text:span text:style-name="T57"> Garrido, Abad &amp; </text:span><text:soft-page-break/><text:span text:style-name="T57">Ponsoda </text:span><text:reference-mark-start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xeLVn1H7UP"/>(2013)<text:reference-mark-end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xeLVn1H7UP"/><text:span text:style-name="T54"> </text:span><text:span text:style-name="T56">a</text:span><text:span text:style-name="T54">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YKz3Umel3y"/><text:span text:style-name="T54">(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YKz3Umel3y"/><text:span text:style-name="T54">. We conducted the </text:span><text:span text:style-name="T56">factor analysis using polychoric correlations with the oblique rotation </text:span><text:span text:style-name="T54">“</text:span><text:span text:style-name="T56">Oblimin</text:span><text:span text:style-name="T54">”. </text:span><text:span text:style-name="T56">This analysis is seem as more appropriated to study the underlying structure of the questionnaire </text:span><text:reference-mark-start text:name="ZOTERO_ITEM CSL_CITATION {&quot;citationID&quot;:&quot;265d0abb76&quot;,&quot;properties&quot;:{&quot;formattedCitation&quot;:&quot;(Fabrigar, Wegener, MacCallum, &amp; Strahan, 1999)&quot;,&quot;plainCitation&quot;:&quot;(Fabrigar, Wegener, MacCallum, &amp; Strahan,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MTeCNvwB3P"/><text:span text:style-name="T56">(Fabrigar, Wegener, MacCallum, &amp; Strahan, 1999)</text:span><text:reference-mark-end text:name="ZOTERO_ITEM CSL_CITATION {&quot;citationID&quot;:&quot;265d0abb76&quot;,&quot;properties&quot;:{&quot;formattedCitation&quot;:&quot;(Fabrigar, Wegener, MacCallum, &amp; Strahan, 1999)&quot;,&quot;plainCitation&quot;:&quot;(Fabrigar, Wegener, MacCallum, &amp; Strahan,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MTeCNvwB3P"/><text:span text:style-name="T56">. </text:span><text:span text:style-name="T54">Cronbach's alpha </text:span><text:reference-mark-start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mx247tLqQb"/><text:span text:style-name="T54">(Cronbach, 1951)</text:span><text:reference-mark-end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mx247tLqQb"/><text:span text:style-name="T54"> was used to a</text:span><text:span text:style-name="T57">ss</text:span><text:span text:style-name="T54">ess </text:span><text:span text:style-name="T57">reliability</text:span><text:span text:style-name="T54"> of the scale. All analysis were performed </text:span><text:span text:style-name="T57">using the </text:span><text:span text:style-name="T54">R </text:span><text:reference-mark-start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7yIuj1bxO3"/><text:span text:style-name="T54">(R Development Core Team, 2014)</text:span><text:reference-mark-end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7yIuj1bxO3"/><text:span text:style-name="T77"> package “psych” </text:span><text:reference-mark-start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177Ae3lAr8"/><text:span text:style-name="T77">(Revelle, 2014)</text:span><text:reference-mark-end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177Ae3lAr8"/>.</text:p>
        </text:list-item>
        <text:list-item>
          <text:p><text:span text:style-name="T81">Confirmatory factor analysis – we compared the fit indices for the four models evaluated by Forsberg, Halldin and Wennberg </text:span><text:reference-mark-start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jWjeEUZ6bP"/><text:span text:style-name="T81">(2003)</text:span><text:reference-mark-end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jWjeEUZ6bP"/>: <text:span text:style-name="T82">0-factor soluction; 1-factor solution; 3-factors ortogonal, and 3-factors correlated. Additionally, we included the 1 factor model found in the exploratory factor analysis. The fit indices used for comparisions were Tucker-Lewis Index (TLI) and Comparative Fit Index (CFI) where values greater than .90 indicated good fit. Akaike Information Criterion (AIC) and Bayesian Information Criterion (BIC) were also used, lower values indicate better model. To check the adjustment of the model, we inspected the residuals using the root mean square error of approximation (RMSEA) considering as a good model those with values lower than .08 </text:span><text:reference-mark-start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YtT97xahli"/><text:span text:style-name="T82">(Brown, 2006)</text:span><text:reference-mark-end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YtT97xahli"/><text:span text:style-name="T82">.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DZgdNOjxsG"/><text:span text:style-name="T82">(Rosseel, 2012)</text:span><text:reference-mark-end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DZgdNOjxsG"/><text:span text:style-name="T82">. Modification indices were</text:span><text:span text:style-name="T71"> </text:span><text:span text:style-name="T72">used to improve the final model fit.</text:span></text:p>
        </text:list-item>
      </text:list>
      <text:h text:style-name="P76" text:outline-level="1">Results</text:h>
      <text:h text:style-name="P72" text:outline-level="2">Exploratory factor analysis</text:h>
      <text:p text:style-name="P62"><text:span text:style-name="T59">The</text:span><text:span text:style-name="T60"> sample was considered adequate for factor extraction according to Kayser-Meyer-Olkin and Bartlett's test of homogeneity of variances </text:span><text:span text:style-name="T53">(KMO = 0,89 e </text:span><text:span text:style-name="T25">Bartlett</text:span><text:span text:style-name="T32">'s</text:span><text:span text:style-name="T25"> </text:span><text:span text:style-name="T11">χ</text:span><text:span text:style-name="T35">2</text:span><text:span text:style-name="T25"> = </text:span><text:span text:style-name="T32">79.97</text:span><text:span text:style-name="T25">, p &lt; 0,001). </text:span><text:span text:style-name="T32">Either the parallel analysis and the very simple structure methods suggested the existence of two factors </text:span><text:span text:style-name="T33">(Eigenvalues of original data: F1 = 5.92; F2 = 1.66; F3 = 0.26; Eigenvalues of simulated data = F1 = 0.84; F2 = 0.29; F3 = 0.24)</text:span><text:span text:style-name="T32">. </text:span><text:span text:style-name="T33">The two factors solution...</text:span></text:p>
      <text:p text:style-name="P63"><text:span text:style-name="T26">&lt;!-- </text:span><text:span text:style-name="T22">Parei aqui --&gt;</text:span></text:p>
      <text:p text:style-name="P61"><text:span text:style-name="T27">Tanto a representação gráfica dos autovalores quanto o método </text:span><text:span text:style-name="T34">Very Simple Structure </text:span><text:reference-mark-start text:name="ZOTERO_ITEM CSL_CITATION {&quot;citationID&quot;:&quot;k2692upr0&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vL0ATvK1NF"/><text:span text:style-name="T28">(Revelle &amp; Rocklin, 1979)</text:span><text:reference-mark-end text:name="ZOTERO_ITEM CSL_CITATION {&quot;citationID&quot;:&quot;k2692upr0&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vL0ATvK1NF"/><text:span text:style-name="T27"> apontaram a existência de dois componentes. </text:span><text:span text:style-name="T29">Com exceção do item cinco, “É um desperdício de tempo pensar sobre o meu consumo de álcool”, </text:span><text:span text:style-name="T30">que apresentou carga fatorial baixa, </text:span><text:span text:style-name="T29">os itens apresentaram a mesma estrutura da versão holandesa do RCQ </text:span><text:reference-mark-start text:name="ZOTERO_ITEM CSL_CITATION {&quot;citationID&quot;:&quot;tbmg9gdsc&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0It8Zzo0cO"/><text:span text:style-name="T29">(Defuentes-Merillas et al., 2002)</text:span><text:reference-mark-end text:name="ZOTERO_ITEM CSL_CITATION {&quot;citationID&quot;:&quot;tbmg9gdsc&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0It8Zzo0cO"/><text:span text:style-name="T29">. </text:span><text:span text:style-name="T30">Os dados do modelo da análise de componentes sem o item 5 são apresentados na tabela 2. </text:span><text:span text:style-name="T31">A porcentagem da variância explicada acumulada para os dois componentes </text:span><text:span text:style-name="T29">foi de </text:span><text:span text:style-name="T30">70</text:span><text:span text:style-name="T29">% (Fator 1 = </text:span><text:span text:style-name="T30">46</text:span><text:span text:style-name="T29">% e Fator 2 = </text:span><text:span text:style-name="T30">24</text:span><text:span text:style-name="T29">%).</text:span></text:p>
      <text:p text:style-name="P58"><text:soft-page-break/><text:span text:style-name="T23">E</text:span><text:span text:style-name="T24">mbora o modelo Transteórico de Mudança de comportamentos de Prochaska e DiClemente </text:span><text:reference-mark-start text:name="ZOTERO_ITEM CSL_CITATION {&quot;citationID&quot;:&quot;2l73sm47b8&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605Q3t9vpS"/><text:span text:style-name="T24">(1982) </text:span><text:reference-mark-end text:name="ZOTERO_ITEM CSL_CITATION {&quot;citationID&quot;:&quot;2l73sm47b8&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605Q3t9vpS"/><text:span text:style-name="T69">diferencie os estágios de Pré-Contemplação e Contemplação, a estrutura fatorial do instrumento revelou que estes estágios compõem somente um componente, o que sugere um contínuo no escore de Contemplação. Ou seja, um escore elevado no fator pontuação significa maior Contemplação e escores menores Pré-contemplação. Resultado diferente dos estudos de validação do RCQ-12 em outros países </text:span><text:reference-mark-start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1057,&quot;uris&quot;:[&quot;http://zotero.org/users/615579/items/9IS96HJJ&quot;],&quot;uri&quot;:[&quot;http://zotero.org/users/615579/items/9IS96HJJ&quot;],&quot;itemData&quot;:{&quot;id&quot;:1057,&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cmov9ZfThI"/><text:span text:style-name="T43">(Defuentes-Merillas et al., 2002; Heather &amp; Stephen, 1993; Rodríguez-Martos et al., 2000; Rollnick et al., 1992)</text:span><text:reference-mark-end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1057,&quot;uris&quot;:[&quot;http://zotero.org/users/615579/items/9IS96HJJ&quot;],&quot;uri&quot;:[&quot;http://zotero.org/users/615579/items/9IS96HJJ&quot;],&quot;itemData&quot;:{&quot;id&quot;:1057,&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cmov9ZfThI"/><text:span text:style-name="T46">. </text:span></text:p>
      <text:p text:style-name="P1"/>
      <text:p text:style-name="P4">Confiabilidade</text:p>
      <text:p text:style-name="P5"><text:span text:style-name="T17">O alfa de Cronbach </text:span><text:span text:style-name="T18">da versão com 11 itens </text:span><text:span text:style-name="T17">foi de 0,</text:span><text:span text:style-name="T20">88</text:span><text:span text:style-name="T17"> (IC95% = 0,8</text:span><text:span text:style-name="T20">5</text:span><text:span text:style-name="T17"> – 0,9</text:span><text:span text:style-name="T20">0</text:span><text:span text:style-name="T17">)</text:span><text:span text:style-name="T20"> e de para os fatores Contemplação 0,93 </text:span><text:span text:style-name="T17">(IC95% = 0,</text:span><text:span text:style-name="T20">90</text:span><text:span text:style-name="T17"> – 0,9</text:span><text:span text:style-name="T20">5</text:span><text:span text:style-name="T17">) </text:span><text:span text:style-name="T20">e Ação 0,79 </text:span><text:span text:style-name="T17">(IC95% = 0,</text:span><text:span text:style-name="T20">73</text:span><text:span text:style-name="T17"> – 0,</text:span><text:span text:style-name="T20">84</text:span><text:span text:style-name="T17">). </text:span><text:span text:style-name="T20">Para o fator contemplação apresentou valores superiores aos estudos de validação em holandês (</text:span><text:span text:style-name="T3">α</text:span><text:span text:style-name="T44">pré-contemplação</text:span><text:span text:style-name="T20"> = 0,68; </text:span><text:span text:style-name="T3">α</text:span><text:span text:style-name="T44">contemplação </text:span><text:span text:style-name="T20">= 0,70), espanhol (</text:span><text:span text:style-name="T3">α</text:span><text:span text:style-name="T44">pré-contemplação </text:span><text:span text:style-name="T20">= 0,58; </text:span><text:span text:style-name="T3">α</text:span><text:span text:style-name="T44">contemplação </text:span><text:span text:style-name="T20">= 0,</text:span><text:span text:style-name="T21">75</text:span><text:span text:style-name="T20">) e a versão original ( </text:span><text:span text:style-name="T3">α</text:span><text:span text:style-name="T44">pré-contemplação</text:span><text:span text:style-name="T20"> = 0,73; </text:span><text:span text:style-name="T3">α</text:span><text:span text:style-name="T44">contemplação</text:span><text:span text:style-name="T20"> = 0,</text:span><text:span text:style-name="T21">80</text:span><text:span text:style-name="T20">). </text:span><text:span text:style-name="T21">Para o fator ação, o valor foi inferior ao encontrado na validação holandesa (</text:span><text:span text:style-name="T3">α</text:span><text:span text:style-name="T45">ação </text:span><text:span text:style-name="T20">= 0,</text:span><text:span text:style-name="T21">81), espanhola (</text:span><text:span text:style-name="T3">α</text:span><text:span text:style-name="T45">ação </text:span><text:span text:style-name="T20">= 0,</text:span><text:span text:style-name="T21">80) e o estudo original (</text:span><text:span text:style-name="T3">α</text:span><text:span text:style-name="T45">ação </text:span><text:span text:style-name="T20">= 0,</text:span><text:span text:style-name="T21">85).</text:span></text:p>
      <text:p text:style-name="P7"/>
      <text:p text:style-name="P17"><text:span text:style-name="T14">Tabela </text:span><text:span text:style-name="T19">X</text:span><text:span text:style-name="T14"> – Média, desvio padrão, alfa de Cronbach e correlações entre os componentes do RCQ.</text:span></text:p>
      <table:table table:name="Tabela1" table:style-name="Tabela1">
        <table:table-column table:style-name="Tabela1.A"/>
        <table:table-column table:style-name="Tabela1.B" table:number-columns-repeated="6"/>
        <table:table-row>
          <table:table-cell table:style-name="Tabela1.A1" office:value-type="string">
            <text:p text:style-name="P23"/>
          </table:table-cell>
          <table:table-cell table:style-name="Tabela1.A1" office:value-type="string">
            <text:p text:style-name="P24">Média</text:p>
          </table:table-cell>
          <table:table-cell table:style-name="Tabela1.A1" office:value-type="string">
            <text:p text:style-name="P24">DP</text:p>
          </table:table-cell>
          <table:table-cell table:style-name="Tabela1.A1" office:value-type="string">
            <text:p text:style-name="P24">Alfa</text:p>
          </table:table-cell>
          <table:table-cell table:style-name="Tabela1.A1" office:value-type="string">
            <text:p text:style-name="P24">PC</text:p>
          </table:table-cell>
          <table:table-cell table:style-name="Tabela1.A1" office:value-type="string">
            <text:p text:style-name="P24">C</text:p>
          </table:table-cell>
          <table:table-cell table:style-name="Tabela1.A1" office:value-type="string">
            <text:p text:style-name="P24">A</text:p>
          </table:table-cell>
        </table:table-row>
        <table:table-row>
          <table:table-cell table:style-name="Tabela1.A2" office:value-type="string">
            <text:p text:style-name="P26">Pré contemplação</text:p>
          </table:table-cell>
          <table:table-cell table:style-name="Tabela1.A2" office:value-type="string">
            <text:p text:style-name="P28">6,60</text:p>
          </table:table-cell>
          <table:table-cell table:style-name="Tabela1.A2" office:value-type="string">
            <text:p text:style-name="P29">3,<text:span text:style-name="T42">17</text:span></text:p>
          </table:table-cell>
          <table:table-cell table:style-name="Tabela1.A2" office:value-type="string">
            <text:p text:style-name="P29">0,<text:span text:style-name="T42">82</text:span></text:p>
          </table:table-cell>
          <table:table-cell table:style-name="Tabela1.A2" office:value-type="string">
            <text:p text:style-name="P24">-</text:p>
          </table:table-cell>
          <table:table-cell table:style-name="Tabela1.A2" office:value-type="string">
            <text:p text:style-name="P24">-0,<text:span text:style-name="T42">77</text:span></text:p>
          </table:table-cell>
          <table:table-cell table:style-name="Tabela1.A2" office:value-type="string">
            <text:p text:style-name="P24">-0,<text:span text:style-name="T42">11</text:span></text:p>
          </table:table-cell>
        </table:table-row>
        <table:table-row>
          <table:table-cell table:style-name="Tabela1.A2" office:value-type="string">
            <text:p text:style-name="P26">Contemplação</text:p>
          </table:table-cell>
          <table:table-cell table:style-name="Tabela1.A2" office:value-type="string">
            <text:p text:style-name="P28">14,81</text:p>
          </table:table-cell>
          <table:table-cell table:style-name="Tabela1.A2" office:value-type="string">
            <text:p text:style-name="P28">4,47</text:p>
          </table:table-cell>
          <table:table-cell table:style-name="Tabela1.A2" office:value-type="string">
            <text:p text:style-name="P29">0,88</text:p>
          </table:table-cell>
          <table:table-cell table:style-name="Tabela1.A2" office:value-type="string">
            <text:p text:style-name="P24">*</text:p>
          </table:table-cell>
          <table:table-cell table:style-name="Tabela1.A2" office:value-type="string">
            <text:p text:style-name="P24">-</text:p>
          </table:table-cell>
          <table:table-cell table:style-name="Tabela1.A2" office:value-type="string">
            <text:p text:style-name="P24">-0,<text:span text:style-name="T42">11</text:span></text:p>
          </table:table-cell>
        </table:table-row>
        <table:table-row>
          <table:table-cell table:style-name="Tabela1.A4" office:value-type="string">
            <text:p text:style-name="P26">Ação</text:p>
          </table:table-cell>
          <table:table-cell table:style-name="Tabela1.A4" office:value-type="string">
            <text:p text:style-name="P28">13,33</text:p>
          </table:table-cell>
          <table:table-cell table:style-name="Tabela1.A4" office:value-type="string">
            <text:p text:style-name="P28">3,87</text:p>
          </table:table-cell>
          <table:table-cell table:style-name="Tabela1.A4" office:value-type="string">
            <text:p text:style-name="P29">0,<text:span text:style-name="T42">88</text:span></text:p>
          </table:table-cell>
          <table:table-cell table:style-name="Tabela1.A4" office:value-type="string">
            <text:p text:style-name="P30">*</text:p>
          </table:table-cell>
          <table:table-cell table:style-name="Tabela1.A4" office:value-type="string">
            <text:p text:style-name="P30">*</text:p>
          </table:table-cell>
          <table:table-cell table:style-name="Tabela1.A4" office:value-type="string">
            <text:p text:style-name="P24">-</text:p>
          </table:table-cell>
        </table:table-row>
      </table:table>
      <text:p text:style-name="P8">* <text:span text:style-name="T41">p &lt; 0,001; PC – pré-contemplação; C – contemplação, A – ação.</text:span></text:p>
      <text:p text:style-name="P3"/>
      <text:p text:style-name="P3"><text:span text:style-name="T14">As médias dos fatores somados, desvio padrão, alfa de Cronbach e </text:span><text:span text:style-name="T17">e coeficientes de correlação de Kendall</text:span><text:span text:style-name="T14"> entre os fatores são apresentados na tabela </text:span><text:span text:style-name="T17">2</text:span><text:span text:style-name="T14">.</text:span></text:p>
      <text:p text:style-name="P9"/>
      <text:h text:style-name="P74" text:outline-level="2">Análise dos itens</text:h>
      <text:p text:style-name="P14"><text:span text:style-name="T76">Table</text:span> <text:span text:style-name="T76">1</text:span> – <text:span text:style-name="T76">Sample demographic characteristics </text:span></text:p>
      <text:p text:style-name="P11"/>
      <table:table table:name="Tabela3" table:style-name="Tabela3">
        <table:table-column table:style-name="Tabela3.A"/>
        <table:table-column table:style-name="Tabela3.B"/>
        <table:table-row>
          <table:table-cell table:style-name="Tabela3.A1" office:value-type="string">
            <text:p text:style-name="P35">Items</text:p>
          </table:table-cell>
          <table:table-cell table:style-name="Tabela3.A1" office:value-type="string">
            <text:p text:style-name="P25">%</text:p>
          </table:table-cell>
        </table:table-row>
        <table:table-row>
          <table:table-cell table:style-name="Tabela3.A2" office:value-type="string">
            <text:p text:style-name="P35">Education</text:p>
          </table:table-cell>
          <table:table-cell table:style-name="Tabela3.A2" office:value-type="string">
            <text:p text:style-name="P25"/>
          </table:table-cell>
        </table:table-row>
        <table:table-row>
          <table:table-cell table:style-name="Tabela3.A2" office:value-type="string">
            <text:p text:style-name="P27"><text:s text:c="3"/><text:span text:style-name="T76">College</text:span></text:p>
          </table:table-cell>
          <table:table-cell table:style-name="Tabela3.A2" office:value-type="string">
            <text:p text:style-name="P34">72.1</text:p>
          </table:table-cell>
        </table:table-row>
        <table:table-row>
          <table:table-cell table:style-name="Tabela3.A2" office:value-type="string">
            <text:p text:style-name="P27"><text:s text:c="3"/><text:span text:style-name="T76">High school</text:span></text:p>
          </table:table-cell>
          <table:table-cell table:style-name="Tabela3.A2" office:value-type="string">
            <text:p text:style-name="P34">25.3</text:p>
          </table:table-cell>
        </table:table-row>
        <table:table-row>
          <table:table-cell table:style-name="Tabela3.A2" office:value-type="string">
            <text:p text:style-name="P27"><text:s text:c="3"/><text:span text:style-name="T76">Elementary</text:span></text:p>
          </table:table-cell>
          <table:table-cell table:style-name="Tabela3.A2" office:value-type="string">
            <text:p text:style-name="P34">2.6</text:p>
          </table:table-cell>
        </table:table-row>
        <table:table-row>
          <table:table-cell table:style-name="Tabela3.A2" office:value-type="string">
            <text:p text:style-name="P33"><text:span text:style-name="T76">Employment</text:span>?</text:p>
          </table:table-cell>
          <table:table-cell table:style-name="Tabela3.A2" office:value-type="string">
            <text:p text:style-name="P34"/>
          </table:table-cell>
        </table:table-row>
        <table:table-row>
          <table:table-cell table:style-name="Tabela3.A2" office:value-type="string">
            <text:p text:style-name="P33"><text:s text:c="3"/><text:span text:style-name="T76">Yes</text:span></text:p>
          </table:table-cell>
          <table:table-cell table:style-name="Tabela3.A2" office:value-type="string">
            <text:p text:style-name="P34">84.1</text:p>
          </table:table-cell>
        </table:table-row>
        <table:table-row>
          <table:table-cell table:style-name="Tabela3.A2" office:value-type="string">
            <text:p text:style-name="P33"><text:s text:c="3"/><text:span text:style-name="T76">No</text:span></text:p>
          </table:table-cell>
          <table:table-cell table:style-name="Tabela3.A2" office:value-type="string">
            <text:p text:style-name="P34">15.9</text:p>
          </table:table-cell>
        </table:table-row>
        <table:table-row>
          <table:table-cell table:style-name="Tabela3.A2" office:value-type="string">
            <text:p text:style-name="P35">Brazil's region</text:p>
          </table:table-cell>
          <table:table-cell table:style-name="Tabela3.A2" office:value-type="string">
            <text:p text:style-name="P34"/>
          </table:table-cell>
        </table:table-row>
        <table:table-row>
          <table:table-cell table:style-name="Tabela3.A2" office:value-type="string">
            <text:p text:style-name="P33"><text:s text:c="3"/><text:span text:style-name="T76">Southeast</text:span></text:p>
          </table:table-cell>
          <table:table-cell table:style-name="Tabela3.A2" office:value-type="string">
            <text:p text:style-name="P34">49.0</text:p>
          </table:table-cell>
        </table:table-row>
        <table:table-row>
          <table:table-cell table:style-name="Tabela3.A2" office:value-type="string">
            <text:p text:style-name="P33"><text:s text:c="3"/><text:span text:style-name="T76">Northeast</text:span></text:p>
          </table:table-cell>
          <table:table-cell table:style-name="Tabela3.A2" office:value-type="string">
            <text:p text:style-name="P34">22.0</text:p>
          </table:table-cell>
        </table:table-row>
        <table:table-row>
          <table:table-cell table:style-name="Tabela3.A2" office:value-type="string">
            <text:p text:style-name="P33"><text:s text:c="3"/><text:span text:style-name="T76">South</text:span></text:p>
          </table:table-cell>
          <table:table-cell table:style-name="Tabela3.A2" office:value-type="string">
            <text:p text:style-name="P34">17.1</text:p>
          </table:table-cell>
        </table:table-row>
        <table:table-row>
          <table:table-cell table:style-name="Tabela3.A2" office:value-type="string">
            <text:p text:style-name="P33"><text:s text:c="3"/><text:span text:style-name="T76">Middle-west</text:span></text:p>
          </table:table-cell>
          <table:table-cell table:style-name="Tabela3.A2" office:value-type="string">
            <text:p text:style-name="P34">11.1</text:p>
          </table:table-cell>
        </table:table-row>
        <table:table-row>
          <table:table-cell table:style-name="Tabela3.A2" office:value-type="string">
            <text:p text:style-name="P33"><text:s text:c="3"/><text:span text:style-name="T76">North</text:span></text:p>
          </table:table-cell>
          <table:table-cell table:style-name="Tabela3.A2" office:value-type="string">
            <text:p text:style-name="P34">0.<text:span text:style-name="T84">9</text:span></text:p>
          </table:table-cell>
        </table:table-row>
        <table:table-row>
          <table:table-cell table:style-name="Tabela3.A2" office:value-type="string">
            <text:p text:style-name="P31">AUDIT <text:span text:style-name="T76">Classification</text:span></text:p>
          </table:table-cell>
          <table:table-cell table:style-name="Tabela3.A2" office:value-type="string">
            <text:p text:style-name="P34"/>
          </table:table-cell>
        </table:table-row>
        <table:table-row>
          <table:table-cell table:style-name="Tabela3.A2" office:value-type="string">
            <text:p text:style-name="P31"><text:s text:c="3"/><text:span text:style-name="T76">Dependence</text:span></text:p>
          </table:table-cell>
          <table:table-cell table:style-name="Tabela3.A2" office:value-type="string">
            <text:p text:style-name="P32">33.9</text:p>
          </table:table-cell>
        </table:table-row>
        <table:table-row>
          <table:table-cell table:style-name="Tabela3.A2" office:value-type="string">
            <text:p text:style-name="P31"><text:s text:c="3"/><text:span text:style-name="T76">Low risk</text:span></text:p>
          </table:table-cell>
          <table:table-cell table:style-name="Tabela3.A2" office:value-type="string">
            <text:p text:style-name="P32">31.7</text:p>
          </table:table-cell>
        </table:table-row>
        <table:table-row>
          <table:table-cell table:style-name="Tabela3.A2" office:value-type="string">
            <text:p text:style-name="P31"><text:s text:c="3"/><text:span text:style-name="T76">At risk</text:span></text:p>
          </table:table-cell>
          <table:table-cell table:style-name="Tabela3.A2" office:value-type="string">
            <text:p text:style-name="P32">22.3</text:p>
          </table:table-cell>
        </table:table-row>
        <table:table-row>
          <table:table-cell table:style-name="Tabela3.A19" office:value-type="string">
            <text:p text:style-name="P31"><text:s text:c="3"/><text:span text:style-name="T76">High risk</text:span></text:p>
          </table:table-cell>
          <table:table-cell table:style-name="Tabela3.A19" office:value-type="string">
            <text:p text:style-name="P32"><text:span text:style-name="T84">11</text:span>.1</text:p>
          </table:table-cell>
        </table:table-row>
      </table:table>
      <text:p text:style-name="P13"/>
      <text:p text:style-name="P16"><text:span text:style-name="T13">T</text:span><text:span text:style-name="T12">abela 2 – Carga</text:span><text:span text:style-name="T16">s fatoriais*</text:span><text:span text:style-name="T12"> d</text:span><text:span text:style-name="T15">os itens </text:span><text:span text:style-name="T16">com a</text:span><text:span text:style-name="T15"> rotação “Varimax” separada p</text:span><text:span text:style-name="T16">elos componentes</text:span><text:span text:style-name="T15">.</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36"/>
          </table:table-cell>
          <table:table-cell table:style-name="Tabela2.A1" table:number-columns-spanned="2" office:value-type="string">
            <text:p text:style-name="P39">Componente<text:span text:style-name="T36">s**</text:span></text:p>
          </table:table-cell>
          <table:covered-table-cell/>
          <table:table-cell table:style-name="Tabela2.A1" office:value-type="string">
            <text:p text:style-name="P40"/>
          </table:table-cell>
        </table:table-row>
        <table:table-row>
          <table:table-cell table:style-name="Tabela2.A2" office:value-type="string">
            <text:p text:style-name="P37">Itens</text:p>
          </table:table-cell>
          <table:table-cell table:style-name="Tabela2.A2" office:value-type="string">
            <text:p text:style-name="P42">PC (+) e C(-)</text:p>
          </table:table-cell>
          <table:table-cell table:style-name="Tabela2.A2" office:value-type="string">
            <text:p text:style-name="P43">Ação</text:p>
          </table:table-cell>
          <table:table-cell table:style-name="Tabela2.A2" office:value-type="string">
            <text:p text:style-name="P40">h2</text:p>
          </table:table-cell>
        </table:table-row>
        <table:table-row>
          <table:table-cell table:style-name="Tabela2.A3" office:value-type="string">
            <text:p text:style-name="P36">01. Eu acho que bebo demais</text:p>
          </table:table-cell>
          <table:table-cell table:style-name="Tabela2.A3" office:value-type="string">
            <text:p text:style-name="P44">-0,8<text:span text:style-name="T39">6</text:span></text:p>
          </table:table-cell>
          <table:table-cell table:style-name="Tabela2.A3" office:value-type="string">
            <text:p text:style-name="P44"/>
          </table:table-cell>
          <table:table-cell table:style-name="Tabela2.A3" office:value-type="string">
            <text:p text:style-name="P45">0,76</text:p>
          </table:table-cell>
        </table:table-row>
        <table:table-row>
          <table:table-cell table:style-name="Tabela2.A3" office:value-type="string">
            <text:p text:style-name="P41">02. Estou tentando beber menos do que costumava beber</text:p>
          </table:table-cell>
          <table:table-cell table:style-name="Tabela2.A3" office:value-type="string">
            <text:p text:style-name="P45">0,49</text:p>
          </table:table-cell>
          <table:table-cell table:style-name="Tabela2.A3" office:value-type="string">
            <text:p text:style-name="P45">0,5<text:span text:style-name="T40">6</text:span></text:p>
          </table:table-cell>
          <table:table-cell table:style-name="Tabela2.A3" office:value-type="string">
            <text:p text:style-name="P45">0,56</text:p>
          </table:table-cell>
        </table:table-row>
        <table:table-row>
          <table:table-cell table:style-name="Tabela2.A3" office:value-type="string">
            <text:p text:style-name="P38">03. <text:span text:style-name="T12">Eu gosto de beber, mas às vezes eu bebo demais</text:span></text:p>
          </table:table-cell>
          <table:table-cell table:style-name="Tabela2.A3" office:value-type="string">
            <text:p text:style-name="P44">0,8<text:span text:style-name="T39">5</text:span></text:p>
          </table:table-cell>
          <table:table-cell table:style-name="Tabela2.A3" office:value-type="string">
            <text:p text:style-name="P46"/>
          </table:table-cell>
          <table:table-cell table:style-name="Tabela2.A3" office:value-type="string">
            <text:p text:style-name="P45">0,7<text:span text:style-name="T40">4</text:span></text:p>
          </table:table-cell>
        </table:table-row>
        <table:table-row>
          <table:table-cell table:style-name="Tabela2.A3" office:value-type="string">
            <text:p text:style-name="P38">04. <text:span text:style-name="T12">Às vezes eu acho que deveria reduzir o meu consumo de álcool</text:span></text:p>
          </table:table-cell>
          <table:table-cell table:style-name="Tabela2.A3" office:value-type="string">
            <text:p text:style-name="P44">0,8<text:span text:style-name="T37">4</text:span></text:p>
          </table:table-cell>
          <table:table-cell table:style-name="Tabela2.A3" office:value-type="string">
            <text:p text:style-name="P44"/>
          </table:table-cell>
          <table:table-cell table:style-name="Tabela2.A3" office:value-type="string">
            <text:p text:style-name="P45">0,76</text:p>
          </table:table-cell>
        </table:table-row>
        <table:table-row>
          <table:table-cell table:style-name="Tabela2.A3" office:value-type="string">
            <text:p text:style-name="P66">05. "É um desperdício de tempo pensar sobre o meu consumo de álcool</text:p>
          </table:table-cell>
          <table:table-cell table:style-name="Tabela2.A3" office:value-type="string">
            <text:p text:style-name="P44"/>
          </table:table-cell>
          <table:table-cell table:style-name="Tabela2.A3" office:value-type="string">
            <text:p text:style-name="P44"/>
          </table:table-cell>
          <table:table-cell table:style-name="Tabela2.A3" office:value-type="string">
            <text:p text:style-name="P45"/>
          </table:table-cell>
        </table:table-row>
        <table:table-row>
          <table:table-cell table:style-name="Tabela2.A3" office:value-type="string">
            <text:p text:style-name="P38">06. <text:span text:style-name="T12">Eu mudei recentemente meus hábitos de consumo</text:span></text:p>
          </table:table-cell>
          <table:table-cell table:style-name="Tabela2.A3" office:value-type="string">
            <text:p text:style-name="P47"/>
          </table:table-cell>
          <table:table-cell table:style-name="Tabela2.A3" office:value-type="string">
            <text:p text:style-name="P44">0,8<text:span text:style-name="T39">2</text:span></text:p>
          </table:table-cell>
          <table:table-cell table:style-name="Tabela2.A3" office:value-type="string">
            <text:p text:style-name="P45">0,68</text:p>
          </table:table-cell>
        </table:table-row>
        <table:table-row>
          <table:table-cell table:style-name="Tabela2.A3" office:value-type="string">
            <text:p text:style-name="P38">07. <text:span text:style-name="T12">Qualquer pessoa pode falar sobre querer fazer algo relacionado ao consumo de álcool, mas eu estou realmente fazendo algo sobre isso</text:span></text:p>
          </table:table-cell>
          <table:table-cell table:style-name="Tabela2.A3" office:value-type="string">
            <text:p text:style-name="P47"/>
          </table:table-cell>
          <table:table-cell table:style-name="Tabela2.A3" office:value-type="string">
            <text:p text:style-name="P44">0,<text:span text:style-name="T37">76</text:span></text:p>
          </table:table-cell>
          <table:table-cell table:style-name="Tabela2.A3" office:value-type="string">
            <text:p text:style-name="P45">0,59</text:p>
          </table:table-cell>
        </table:table-row>
        <table:table-row>
          <table:table-cell table:style-name="Tabela2.A3" office:value-type="string">
            <text:p text:style-name="P41">08. Eu estou em um momento em que eu deveria pensar em beber menos álcool</text:p>
          </table:table-cell>
          <table:table-cell table:style-name="Tabela2.A3" office:value-type="string">
            <text:p text:style-name="P45">0,83</text:p>
          </table:table-cell>
          <table:table-cell table:style-name="Tabela2.A3" office:value-type="string">
            <text:p text:style-name="P44"/>
          </table:table-cell>
          <table:table-cell table:style-name="Tabela2.A3" office:value-type="string">
            <text:p text:style-name="P45">0,72</text:p>
          </table:table-cell>
        </table:table-row>
        <table:table-row>
          <table:table-cell table:style-name="Tabela2.A3" office:value-type="string">
            <text:p text:style-name="P38">09. <text:span text:style-name="T12">Algumas vezes, meu consumo é um problema</text:span></text:p>
          </table:table-cell>
          <table:table-cell table:style-name="Tabela2.A3" office:value-type="string">
            <text:p text:style-name="P44">0,8<text:span text:style-name="T39">2</text:span></text:p>
          </table:table-cell>
          <table:table-cell table:style-name="Tabela2.A3" office:value-type="string">
            <text:p text:style-name="P47"/>
          </table:table-cell>
          <table:table-cell table:style-name="Tabela2.A3" office:value-type="string">
            <text:p text:style-name="P45">0,6<text:span text:style-name="T40">8</text:span></text:p>
          </table:table-cell>
        </table:table-row>
        <table:table-row>
          <table:table-cell table:style-name="Tabela2.A3" office:value-type="string">
            <text:p text:style-name="P38">10. <text:span text:style-name="T12">Sinto necessidade de pensar em mudar minha maneira de beber</text:span></text:p>
          </table:table-cell>
          <table:table-cell table:style-name="Tabela2.A3" office:value-type="string">
            <text:p text:style-name="P44">-0,8<text:span text:style-name="T39">6</text:span></text:p>
          </table:table-cell>
          <table:table-cell table:style-name="Tabela2.A3" office:value-type="string">
            <text:p text:style-name="P44"/>
          </table:table-cell>
          <table:table-cell table:style-name="Tabela2.A3" office:value-type="string">
            <text:p text:style-name="P45">0,79</text:p>
          </table:table-cell>
        </table:table-row>
        <table:table-row>
          <table:table-cell table:style-name="Tabela2.A3" office:value-type="string">
            <text:p text:style-name="P38">11. <text:span text:style-name="T12">Atualmente, eu de fato estou mudando meus hábitos de consumo</text:span></text:p>
          </table:table-cell>
          <table:table-cell table:style-name="Tabela2.A3" office:value-type="string">
            <text:p text:style-name="P47"/>
          </table:table-cell>
          <table:table-cell table:style-name="Tabela2.A3" office:value-type="string">
            <text:p text:style-name="P44">0,8<text:span text:style-name="T39">8</text:span></text:p>
          </table:table-cell>
          <table:table-cell table:style-name="Tabela2.A3" office:value-type="string">
            <text:p text:style-name="P45">0,78</text:p>
          </table:table-cell>
        </table:table-row>
        <table:table-row>
          <table:table-cell table:style-name="Tabela2.A2" office:value-type="string">
            <text:p text:style-name="P38">12. <text:span text:style-name="T12">Beber menos álcool poderia me beneficiar</text:span></text:p>
          </table:table-cell>
          <table:table-cell table:style-name="Tabela2.A2" office:value-type="string">
            <text:p text:style-name="P44">-0,7<text:span text:style-name="T40">4</text:span></text:p>
          </table:table-cell>
          <table:table-cell table:style-name="Tabela2.A2" office:value-type="string">
            <text:p text:style-name="P44"/>
          </table:table-cell>
          <table:table-cell table:style-name="Tabela2.A2" office:value-type="string">
            <text:p text:style-name="P45">0,64</text:p>
          </table:table-cell>
        </table:table-row>
      </table:table>
      <text:p text:style-name="P18">* <text:span text:style-name="T36">Cargas fatoriais menores que 0,3 omitidas. ** PC – Pré-contemplação e C – Contemplação.</text:span></text:p>
      <text:p text:style-name="P19"/>
      <text:p text:style-name="P20"/>
      <text:p text:style-name="P21">rcq$scorePc <text:s/>&lt;- rcq$rcq_1 + rcq$rcq_5 + rcq$rcq_10 + rcq$rcq_12</text:p>
      <text:p text:style-name="P21">rcq$scoreC &lt;- rcq$rcq_3 + rcq$rcq_4 + rcq$rcq_8 + rcq$rcq_9</text:p>
      <text:p text:style-name="P21">rcq$scoreA <text:s/>&lt;- rcq$rcq_2 + rcq$rcq_6 + rcq$rcq_7 + rcq$rcq_11</text:p>
      <text:p text:style-name="P19"/>
      <text:p text:style-name="P19"/>
      <text:p text:style-name="P22"><text:span text:style-name="T38">C</text:span>ontemplação – 03, 04, 08, 09 - OK</text:p>
      <text:p text:style-name="P22"><text:span text:style-name="T38">Pré-</text:span>Contemplação – 01,10,12*</text:p>
      <text:p text:style-name="P22">Ação – 02,06,07,11 – OK</text:p>
      <text:p text:style-name="P22"/>
      <text:p text:style-name="P10"/>
      <text:p text:style-name="P15"/>
      <text:h text:style-name="P77" text:outline-level="1">Referências</text:h>
      <text:section text:style-name="Sect1" text:name="ZOTERO_BIBL {&quot;custom&quot;:[]} CSL_BIBLIOGRAPHY RNDzepFSqe7fs">
        <text:p text:style-name="Bibliography_20_1"><text:span text:style-name="T80">Brown, T. A. (2006). </text:span><text:span text:style-name="T6">Confirmatory factor analysis for applied research</text:span><text:span text:style-name="T8">. New York: Guilford Press.</text:span></text:p>
        <text:p text:style-name="Bibliography_20_1"><text:span text:style-name="T8">Cronbach, L. (1951). Coefficient alpha and the internal structure of tests. </text:span><text:span text:style-name="T6">Psychometrika</text:span><text:span text:style-name="T8">, </text:span><text:span text:style-name="T6">16</text:span><text:span text:style-name="T8">(3), 297–334. doi:10.1007/BF02310555</text:span></text:p>
        <text:p text:style-name="Bibliography_20_1"><text:span text:style-name="T8">Defuentes-Merillas, L., Dejong, C. A. J., &amp; Schippers, G. M. (2002). Reliability and validity of the Dutch version of the Readiness to Change Questionnaire. </text:span><text:span text:style-name="T6">Alcohol and Alcoholism (Oxford, Oxfordshire)</text:span><text:span text:style-name="T8">, </text:span><text:span text:style-name="T6">37</text:span><text:span text:style-name="T8">(1), 93–99.</text:span></text:p>
        <text:p text:style-name="Bibliography_20_1"><text:span text:style-name="T8">Fabrigar, L. R., Wegener, D. T., MacCallum, R. C., &amp; Strahan, E. J. (1999). Evaluating the use of exploratory factor analysis in psychological research. </text:span><text:span text:style-name="T6">Psychological Methods</text:span><text:span text:style-name="T8">, </text:span><text:span text:style-name="T6">4</text:span><text:span text:style-name="T8">(3), 272.</text:span></text:p>
        <text:p text:style-name="Bibliography_20_1"><text:span text:style-name="T8">Forsberg, L., Halldin, J., &amp; Wennberg, P. (2003). Psychometric Properties and Factor Structure of the Readiness to Change Questionnaire. </text:span><text:span text:style-name="T6">Alcohol and Alcoholism</text:span><text:span text:style-name="T8">, </text:span><text:span text:style-name="T6">38</text:span><text:span text:style-name="T8">(3), 276–280. doi:10.1093/alcalc/agg067</text:span></text:p>
        <text:p text:style-name="Bibliography_20_1"><text:span text:style-name="T8">Garrido, L. E., Abad, F. J., &amp; Ponsoda, V. (2013). A new look at Horn’s parallel analysis with ordinal variables. </text:span><text:span text:style-name="T6">Psychological Methods</text:span><text:span text:style-name="T8">, </text:span><text:span text:style-name="T6">18</text:span><text:span text:style-name="T8">(4), 454–474. doi:10.1037/a0030005</text:span></text:p>
        <text:p text:style-name="Bibliography_20_1"><text:span text:style-name="T8">Heather, N., &amp; Stephen, R. (1993). </text:span><text:span text:style-name="T6">Readiness to change questionnaire: users manual</text:span><text:span text:style-name="T8"> (p. 29). National Drug and Alcohol Research Centre. Retrieved from http://ndarc.med.unsw.edu.au/sites/default/files/ndarc/resources/TR.019.pdf</text:span></text:p>
        <text:p text:style-name="Bibliography_20_1"><text:span text:style-name="T8">Horn, J. L. (1965). A rationale and test for the number of factors in factor analysis. </text:span><text:span text:style-name="T6">Psychometrika</text:span><text:span text:style-name="T8">, </text:span><text:span text:style-name="T6">30</text:span><text:span text:style-name="T8">(2), 179–185. doi:10.1007/BF02289447</text:span></text:p>
        <text:p text:style-name="Bibliography_20_1"><text:span text:style-name="T8">Lima, C. T., Freire, A. C. C., Silva, A. P. B., Teixeira, R. M., Farrell, M., &amp; Prince, M. (2005). Concurrent and Construct Validity of the Audit in an Urban Brazilian Sample. </text:span><text:span text:style-name="T6">Alcohol and Alcoholism</text:span><text:span text:style-name="T8">, </text:span><text:span text:style-name="T6">40</text:span><text:span text:style-name="T8">(6), 584–589. doi:10.1093/alcalc/agh202</text:span></text:p>
        <text:p text:style-name="Bibliography_20_1"><text:span text:style-name="T8">Meneses-Gaya, C. de, Zuardi, A. W., Loureiro, S. R., &amp; Crippa, J. A. S. (2009). Alcohol Use Disorders Identification Test (AUDIT): an updated systematic review of psychometric properties. </text:span><text:span text:style-name="T6">Psychology &amp;amp; Neuroscience</text:span><text:span text:style-name="T8">, </text:span><text:span text:style-name="T6">2</text:span><text:span text:style-name="T8">(1), 83–97. doi:10.3922/j.psns.2009.1.12</text:span></text:p>
        <text:p text:style-name="Bibliography_20_1"><text:span text:style-name="T8">Prochaska, J. O., &amp; DiClemente, C. C. (1982). Transtheoretical therapy: Toward a more integrative model of change. </text:span><text:span text:style-name="T6">Psychotherapy: Theory, Research &amp; Practice</text:span><text:span text:style-name="T8">, </text:span><text:span text:style-name="T6">19</text:span><text:span text:style-name="T8">(3), 276–288. doi:10.1037/h0088437</text:span></text:p>
        <text:p text:style-name="Bibliography_20_1"><text:span text:style-name="T8">R Development Core Team. (2014). </text:span><text:span text:style-name="T6">R: A language and environment for statistical <text:s text:c="2"/>computing</text:span><text:span text:style-name="T8">. </text:span><text:soft-page-break/><text:span text:style-name="T8">Viena: R Foundation for Statistical Computing. Retrieved from http://www.R-project.org</text:span></text:p>
        <text:p text:style-name="Bibliography_20_1"><text:span text:style-name="T8">Revelle, W. (2014). </text:span><text:span text:style-name="T6">psych: Procedures for Psychological, Psychometric, and Personality Research</text:span><text:span text:style-name="T8">. Evanston, Illinois. Retrieved from http://CRAN.R-project.org/package=psych</text:span></text:p>
        <text:p text:style-name="Bibliography_20_1"><text:span text:style-name="T8">Revelle, W., &amp; Rocklin, T. (1979). Very Simple Structure: An Alternative Procedure For Estimating The Optimal Number Of Interpretable Factors. </text:span><text:span text:style-name="T6">Multivariate Behavioral Research</text:span><text:span text:style-name="T8">, </text:span><text:span text:style-name="T6">14</text:span><text:span text:style-name="T8">(4), 403–414. doi:10.1207/s15327906mbr1404_2</text:span></text:p>
        <text:p text:style-name="Bibliography_20_1"><text:span text:style-name="T8">Rodríguez-Martos, A., Rubio, G., Aubà, J., Santo-Domingo, J., Torralba, L., &amp; Campillo, M. (2000). Readiness to change questionnaire: reliability study of its Spanish version. </text:span><text:span text:style-name="T6">Alcohol and Alcoholism (Oxford, Oxfordshire)</text:span><text:span text:style-name="T8">, </text:span><text:span text:style-name="T6">35</text:span><text:span text:style-name="T8">(3), 270–275.</text:span></text:p>
        <text:p text:style-name="Bibliography_20_1"><text:span text:style-name="T8">Rollnick, S., Heather, N., Gold, R., &amp; Hall, W. (1992). Development of a short “readiness to change” questionnaire for use in brief, opportunistic interventions among excessive drinkers. </text:span><text:span text:style-name="T6">British Journal of Addiction</text:span><text:span text:style-name="T8">, </text:span><text:span text:style-name="T6">87</text:span><text:span text:style-name="T8">(5), 743–754.</text:span></text:p>
        <text:p text:style-name="Bibliography_20_1"><text:span text:style-name="T8">Rosseel, Y. (2012). lavaan: An R Package for Structural Equation Modeling. </text:span><text:span text:style-name="T6">Journal of Statistical Software</text:span><text:span text:style-name="T8">, </text:span><text:span text:style-name="T6">48</text:span><text:span text:style-name="T8">(2), 1–36.</text:span></text:p>
        <text:p text:style-name="Bibliography_20_1"><text:span text:style-name="T8">Santos, W. S. dos, Gouveia, V. V., Fernandes, D. P., Souza, S. S. B. de, &amp; Grangeiro, A. S. de M. (2012). Alcohol Use Disorder Identification Test (AUDIT): exploring its psychometric parameters. </text:span><text:span text:style-name="T6">Jornal Brasileiro de Psiquiatria</text:span><text:span text:style-name="T8">, </text:span><text:span text:style-name="T6">61</text:span><text:span text:style-name="T8">(3), 117–123. doi:10.1590/S0047-20852012000300001</text:span></text:p>
      </text:section>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Times New Roman2" svg:font-family="'Times New Roman'" style:font-family-generic="roman"/>
    <style:font-face style:name="Times New Roman3" svg:font-family="'Times New Roman'" style:font-adornments="Regular"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Gomide</meta:initial-creator>
    <meta:creation-date>2014-02-14T10:51:36.585050934</meta:creation-date>
    <dc:date>2014-07-10T18:36:57.815836311</dc:date>
    <meta:editing-duration>PT12H36M26S</meta:editing-duration>
    <meta:editing-cycles>23</meta:editing-cycles>
    <meta:generator>LibreOffice/4.1.3.2$Linux_ARM_EABI LibreOffice_project/410m0$Build-2</meta:generator>
    <meta:document-statistic meta:table-count="3" meta:image-count="0" meta:object-count="0" meta:page-count="10" meta:paragraph-count="168" meta:word-count="1997" meta:character-count="13206" meta:non-whitespace-character-count="11324"/>
    <meta:user-defined meta:name="ZOTERO_PREF_1">&lt;data data-version="3" zotero-version="4.0.21.5"&gt;&lt;session id="Njy40K2C"/&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